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f078" officeooo:paragraph-rsid="000af078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af078" officeooo:paragraph-rsid="000af078" style:font-weight-asian="bold" style:font-weight-complex="bold"/>
    </style:style>
    <style:style style:name="T1" style:family="text">
      <style:text-properties officeooo:rsid="000b04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</text:p>
      <text:p text:style-name="P2"/>
      <text:p text:style-name="P2">Como a engenharia de software pode contribuir para minha carreira?</text:p>
      <text:p text:style-name="P1"/>
      <text:p text:style-name="P1">A disciplina de engenharia de software pode contribuir de forma a contribuir com um melhor portfólio de oportunidades e de opções no gerenciamento dos serviços e processos de desenvolvimento nos quais trabalho.</text:p>
      <text:p text:style-name="P1"/>
      <text:p text:style-name="P1">Essa disciplina também pode atuar como uma removedora de “bloqueios”, desconstruindo, renovando e criando paradigmas das diversas sub áreas de computaç<text:span text:style-name="T1">ão, abrindo assim toda uma nova gama de possibilidades de levantamento de discussõ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2:39:33.906000000</meta:creation-date>
    <dc:date>2021-03-09T12:43:10.039000000</dc:date>
    <meta:editing-duration>PT3M37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4" meta:word-count="78" meta:character-count="534" meta:non-whitespace-character-count="460"/>
  </office:meta>
</office:document-meta>
</file>